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B4787E53E61EA8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 fo:background-color="transparent">
        <style:background-image/>
      </style:table-properties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397cm" fo:keep-together="always"/>
    </style:style>
    <style:style style:name="Tableau2" style:family="table">
      <style:table-properties style:width="18.99cm" table:align="left" fo:background-color="transparent">
        <style:background-image/>
      </style:table-properties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1" style:family="table">
      <style:table-properties style:width="7.542cm" table:align="margins" style:may-break-between-rows="false"/>
    </style:style>
    <style:style style:name="Table1.A" style:family="table-column">
      <style:table-column-properties style:column-width="3.374cm" style:rel-column-width="29325*"/>
    </style:style>
    <style:style style:name="Table1.B" style:family="table-column">
      <style:table-column-properties style:column-width="4.168cm" style:rel-column-width="36210*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1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179d5b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34ce09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4ce0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dd04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pt" officeooo:paragraph-rsid="0134ce09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134ce0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49b544" officeooo:paragraph-rsid="0137e1a7" style:font-size-asian="6pt" style:font-style-asian="normal" style:font-weight-asian="normal" style:font-size-complex="6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officeooo:paragraph-rsid="012c6033"/>
    </style:style>
    <style:style style:name="P45" style:family="paragraph" style:parent-style-name="Standard">
      <style:text-properties style:font-name="Calibri"/>
    </style:style>
    <style:style style:name="P4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7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4e60ad" style:font-size-asian="10pt" style:font-size-complex="10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4e60ad" style:font-size-asian="9pt" style:font-size-complex="9pt"/>
    </style:style>
    <style:style style:name="P5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5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12c6033" style:font-size-asian="9pt" style:font-size-complex="9pt"/>
    </style:style>
    <style:style style:name="P5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5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P59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59"><draw:frame draw:style-name="fr1" draw:name="image: asimage(o.company_id.logo,0,200,100,'px', True)" text:anchor-type="as-char" svg:width="6.735cm" svg:height="2.769cm" draw:z-index="3"><draw:text-box><text:p text:style-name="Frame_20_contents"/></draw:text-box></draw:frame></text:p>
          </table:table-cell>
        </table:table-row>
      </table:table>
      <text:p text:style-name="P4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5">Adresse de livraison:</text:p>
            <text:p text:style-name="P20"><text:span text:style-name="T5"><text:text-input text:description="&lt; format_address(o.dest_address_id) &gt;">format_address</text:text-input></text:span><text:span text:style-name="T6"> 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6">Fournisseur:</text:p>
            <text:p text:style-name="P17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46"/>
      <text:p text:style-name="P43"><text:text-input text:description="&lt;set('is_draft', o.state in ('draft', 'sent'))&gt;">Set t.is_draft</text:text-input></text:p>
      <text:p text:style-name="P25"><text:text-input text:description="&lt;if test=&quot;action_context.get('report_type')=='quotation' or ('report_type' not in action_context and t.is_draft) &quot;&gt;">If</text:text-input></text:p>
      <text:p text:style-name="P41"><text:span text:style-name="T12">Demande de prix 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25"><text:text-input text:description="&lt;if test=&quot;action_context.get('report_type')=='order'  or ('report_type' not in action_context and not t.is_draft)&quot;&gt;">If</text:text-input></text:p>
      <text:p text:style-name="P37"><text:span text:style-name="T13">Commande </text:span><text:span text:style-name="T12">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4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6">Notre référence</text:p>
            </table:table-cell>
            <table:table-cell table:style-name="Tableau5.A1" office:value-type="string">
              <text:p text:style-name="P6">Votre référence</text:p>
            </table:table-cell>
            <table:table-cell table:style-name="Tableau5.A1" office:value-type="string">
              <text:p text:style-name="P7">Date</text:p>
            </table:table-cell>
            <table:table-cell table:style-name="Tableau5.D1" office:value-type="string">
              <text:p text:style-name="P8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8"><text:text-input text:description="&lt;o.name&gt;">Reference</text:text-input></text:p>
          </table:table-cell>
          <table:table-cell table:style-name="Tableau5.A2" office:value-type="string">
            <text:p text:style-name="P28"><text:text-input text:description="&lt;o.partner_ref or ''&gt;">Ref. fournisseur</text:text-input></text:p>
          </table:table-cell>
          <table:table-cell table:style-name="Tableau5.A2" office:value-type="string">
            <text:p text:style-name="P29"><text:text-input text:description="&lt;formatLang(o.date_order,date = True)&gt;">Date</text:text-input></text:p>
          </table:table-cell>
          <table:table-cell table:style-name="Tableau5.D2" office:value-type="string">
            <text:p text:style-name="P36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7"><text:text-input text:description="&lt;if test=&quot;o.notes&quot;&gt;">If</text:text-input></text:p>
      <text:p text:style-name="P27"/>
      <text:p text:style-name="P48">Notes:</text:p>
      <text:p text:style-name="P49"><text:span text:style-name="T3"><text:text-input text:description="&lt;format(o.notes or '')&gt;">Notes</text:text-input></text:span><text:s/></text:p>
      <text:p text:style-name="P27"><text:text-input text:description="&lt;/if&gt;">Endif</text:text-input></text:p>
      <text:p text:style-name="P22"><text:text-input text:description="&lt;if test=&quot;action_context.get('report_type')=='quotation' or ('report_type' not in action_context and t.is_draft) &quot;&gt;">If</text:text-input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8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4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35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9"><text:text-input text:description="&lt;line.supplier_code&gt;">Supplier code</text:text-input></text:p>
            <text:p text:style-name="P54"><text:text-input text:description="&lt;line.supplier_name&gt;">Supplier name</text:text-input></text:p>
          </table:table-cell>
          <table:table-cell table:style-name="Tableau4.A3" office:value-type="string">
            <text:p text:style-name="P30"><text:text-input text:description="&lt;formatLang(line.date_planned,date = True)&gt;">Date</text:text-input></text:p>
          </table:table-cell>
          <table:table-cell table:style-name="Tableau4.C3" office:value-type="string">
            <text:p text:style-name="P32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58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6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58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35"><text:text-input text:description="&lt;/for&gt;">End For</text:text-input></text:p>
          </table:table-cell>
          <table:covered-table-cell/>
          <table:covered-table-cell/>
        </table:table-row>
      </table:table>
      <text:p text:style-name="P22"><text:text-input text:description="&lt;/if&gt;">Endif</text:text-input></text:p>
      <text:p text:style-name="P23"><text:text-input text:description="&lt;if test=&quot;action_context.get('report_type')=='order'  or ('report_type' not in action_context and not t.is_draft)&quot;&gt;">If</text:text-input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10"><text:s/><text:span text:style-name="T14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5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4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38"><text:text-input text:description="&lt;line.supplier_code&gt;">Supplier code</text:text-input></text:p>
            <text:p text:style-name="P53"><text:text-input text:description="&lt;line.supplier_name&gt;">Supplier name</text:text-input></text:p>
          </table:table-cell>
          <table:table-cell table:style-name="Tableau2.A3" office:value-type="string">
            <text:p text:style-name="P42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57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55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text-input text:description="&lt;/if&gt;">Endif</text:text-input></text:p>
      <text:p text:style-name="P24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51"><text:text-input text:description="&lt;if test=&quot;o.user_id and (o.user_id.signature_text or o.user_id.signature)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0"><text:s/><draw:frame draw:style-name="fr3" draw:name="Image1" text:anchor-type="as-char" svg:width="0.462cm" svg:height="0.462cm" draw:z-index="2"><draw:image xlink:href="Pictures/100002010000002000000020B4787E53E61EA8B4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52"><text:text-input text:description="&lt;o.user_id.signature_text or html2plaintext(o.user_id.signature)&gt;">Signature</text:text-input></text:p>
                </table:table-cell>
              </table:table-row>
            </table:table>
            <text:p text:style-name="P50"><text:text-input text:description="&lt;/if&gt;">EndIf</text:text-input></text:p>
          </table:table-cell>
          <table:table-cell table:style-name="Tableau8.A1" office:value-type="string">
            <text:p text:style-name="P24"><text:text-input text:description="&lt;if test=&quot;action_context.get('report_type')=='order'  or ('report_type' not in action_context and not t.is_draft)&quot;&gt;">If</text:text-input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9">Total (HT)</text:p>
                </table:table-cell>
                <table:table-cell table:style-name="Table1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1.A2" office:value-type="string">
                  <text:p text:style-name="P19">Taxes</text:p>
                </table:table-cell>
                <table:table-cell table:style-name="Table1.B2" office:value-type="string">
                  <text:p text:style-name="P33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1.A2" office:value-type="string">
                  <text:p text:style-name="P19">Total (TTC)</text:p>
                </table:table-cell>
                <table:table-cell table:style-name="Table1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24"><text:text-input text:description="&lt;/if&gt;">Endif</text:text-input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7-05T13:41:37.182000000</dc:date>
    <meta:editing-duration>P3DT7H46M19S</meta:editing-duration>
    <meta:editing-cycles>485</meta:editing-cycles>
    <meta:generator>LibreOffice/6.4.1.2$Windows_X86_64 LibreOffice_project/4d224e95b98b138af42a64d84056446d09082932</meta:generator>
    <meta:document-statistic meta:table-count="8" meta:image-count="1" meta:object-count="0" meta:page-count="2" meta:paragraph-count="75" meta:word-count="261" meta:character-count="865" meta:non-whitespace-character-count="804"/>
    <meta:user-defined meta:name="Info 1"/>
    <meta:user-defined meta:name="Info 2"/>
    <meta:user-defined meta:name="Info 3"/>
    <meta:user-defined meta:name="Info 4"/>
  </office:meta>
</office:document-meta>
</file>